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2pt" style:font-name-asian="ArialMT" style:font-size-asian="12pt" style:font-name-complex="ArialMT" style:font-size-complex="12pt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text-properties officeooo:paragraph-rsid="002049f4"/>
    </style:style>
    <style:style style:name="T1" style:family="text">
      <style:text-properties fo:font-size="12pt" style:font-name-asian="ArialMT" style:font-size-asian="12pt" style:font-name-complex="ArialMT" style:font-size-complex="12pt"/>
    </style:style>
    <style:style style:name="T2" style:family="text">
      <style:text-properties fo:font-size="14pt" fo:font-style="italic" fo:font-weight="normal" officeooo:rsid="001b02c9" style:font-size-asian="14pt" style:font-style-asian="italic" style:font-size-complex="14pt" style:font-style-complex="italic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normal" officeooo:rsid="000244bc"/>
    </style:style>
    <style:style style:name="T5" style:family="text">
      <style:text-properties fo:font-weight="normal" officeooo:rsid="001b02c9"/>
    </style:style>
    <style:style style:name="T6" style:family="text">
      <style:text-properties fo:font-weight="normal" officeooo:rsid="001b9c15"/>
    </style:style>
    <style:style style:name="T7" style:family="text">
      <style:text-properties fo:font-weight="normal" officeooo:rsid="002049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besserungspotential bei Transfernachweis 10-122_hemmerling-rolf</text:h>
      <text:p text:style-name="Text_20_body"/>
      <text:p text:style-name="P4"><text:span text:style-name="T4">C</text:span><text:span text:style-name="T5">opyright </text:span><text:span text:style-name="T6">20</text:span><text:span text:style-name="T7">1</text:span><text:span text:style-name="T6">0</text:span><text:span text:style-name="T5">-2015 Rolf Hemmerling</text:span></text:p>
      <text:p text:style-name="P5"><text:span text:style-name="T2">Licensed under the </text:span><text:span text:style-name="T3">"Creative Commons Attribution-ShareAlike 4.0 International License"</text:span></text:p>
      <text:p text:style-name="P5"><text:span text:style-name="T3"/></text:p>
      <text:p text:style-name="P3">2010-06-22</text:p>
      <text:p text:style-name="P3"/>
      <text:p text:style-name="P1">Projekt-Steckbrief:</text:p>
      <text:p text:style-name="P1">Tipp: Der Prüfer hätte gern ein Projektformular, das auf eine Seite passt.</text:p>
      <text:p text:style-name="P1">=&gt; Ratschlag ist wohl mehr für die Praxis gedacht.</text:p>
      <text:p text:style-name="P1"/>
      <text:p text:style-name="P1">Ist-Zustand</text:p>
      <text:p text:style-name="P1">Die Ermittelung des Ist-Zustands ist für den Prüfer kein Projektziel </text:p>
      <text:p text:style-name="P1">=&gt; Zustimmung, Erhebung des Ist-Zustands <text:s/>ist nur aufgrund der Besonderheiten des Projekts ein Ziel, da Ist-Zustand schon ein Referenz-Modell darstelt )</text:p>
      <text:p text:style-name="P1"/>
      <text:p text:style-name="P1">Ziele:</text:p>
      <text:p text:style-name="P1">Allgemeine Forderung: Geringe Zielgraderfüllung von 10% oder 30% vermeiden ( im vorliegenden Projekt war dies eine Besonderheit, die einfach hätte begründet werden müssen ).</text:p>
      <text:p text:style-name="P1"/>
      <text:p text:style-name="P1">Projektstrukturplan:</text:p>
      <text:p text:style-name="P1">Tipp: Lieber in Anhang als A3 packen, dafür auf 1 Seite.</text:p>
      <text:p text:style-name="P1"/>
      <text:p text:style-name="P1">Projektumfeldanalyse</text:p>
      <text:p text:style-name="P1">Forderung: Nennen der Gesetze und Normen mit konkreten Namen ( BGB $, DIN-EN $,..) benennen</text:p>
      <text:p text:style-name="P1"/>
      <text:p text:style-name="P1">Schnittstellen</text:p>
      <text:p text:style-name="P1">Bild 05 und Tabelle 05</text:p>
      <text:p text:style-name="P1">Alle Sachfaktoren haben eine <text:s/>Schnittstelle zum Projekt.</text:p>
      <text:p text:style-name="P1">ABER: Indirekte Faktoren haben KEINE direkte Schnittstelle zum Projekt.</text:p>
      <text:p text:style-name="P1">Daher Forderung: Streichen der Tabellenzeile "<text:span text:style-name="T1">Sachliches, indirektes Umfeld"</text:span></text:p>
      <text:p text:style-name="P2"/>
      <text:p text:style-name="P2">4.1 Organisationsform des Projekts</text:p>
      <text:p text:style-name="P2">Unklar: Für den Prüfer hätte nach meiner Beschreibung das Proejkt auch in Matrix-Organsationsform statfinden können ( ich hatte die besondere Rolle des nur temporär beschäftigten Projektleiters nicht erwähnt ).</text:p>
      <text:p text:style-name="P2"/>
      <text:p text:style-name="P2">Projektphasenplan als Graphik</text:p>
      <text:p text:style-name="P2">Forderung: Im Phasenplan hat der kritische Pfad nichts zu suchen !</text:p>
      <text:p text:style-name="P2"/>
      <text:p text:style-name="P2">Ablauf- und Terminplanung</text:p>
      <text:p text:style-name="P2">Der kritische Pfad, der ja IMMER vom Anfang bis Ende des Projekts läuft, <text:s/>ist am Anfang nicht (rot) eingezeichnet.</text:p>
      <text:p text:style-name="P2">Tipp des Prüfers: Keine festen Termine ( Anfang, Ende ) eintragen in Projektplanungs-Software für Arbeitspakete, sondern Zeitdauern, dann findet die Software den Kritischen Pfad besser alleine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4S</meta:editing-duration>
    <meta:editing-cycles>11</meta:editing-cycles>
    <meta:generator>LibreOffice/3.6$Windows_x86 LibreOffice_project/e183d5b-f8ccaf6-3804794-95b4be8-895629</meta:generator>
    <dc:date>2015-05-16T14:41:30.85</dc:date>
    <meta:document-statistic meta:table-count="0" meta:image-count="0" meta:object-count="0" meta:page-count="1" meta:paragraph-count="28" meta:word-count="251" meta:character-count="1849" meta:non-whitespace-character-count="1622"/>
    <meta:user-defined meta:name="Info 1"/>
    <meta:user-defined meta:name="Info 2"/>
    <meta:user-defined meta:name="Info 3"/>
    <meta:user-defined meta:name="Info 4"/>
  </office:meta>
</office:document-meta>
</file>